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f1ab6"/>
    </style:style>
    <style:style style:name="P2" style:family="paragraph" style:parent-style-name="Standard">
      <style:text-properties officeooo:paragraph-rsid="00279a4a"/>
    </style:style>
    <style:style style:name="P3" style:family="paragraph" style:parent-style-name="Standard">
      <style:text-properties officeooo:paragraph-rsid="0029861e"/>
    </style:style>
    <style:style style:name="P4" style:family="paragraph" style:parent-style-name="Standard">
      <style:text-properties officeooo:paragraph-rsid="002b9044"/>
    </style:style>
    <style:style style:name="P5" style:family="paragraph" style:parent-style-name="Standard">
      <style:text-properties officeooo:paragraph-rsid="003230ec"/>
    </style:style>
    <style:style style:name="P6" style:family="paragraph" style:parent-style-name="Standard">
      <style:text-properties style:use-window-font-color="true" style:font-name="Times New Roman" officeooo:paragraph-rsid="003230ec"/>
    </style:style>
    <style:style style:name="P7" style:family="paragraph" style:parent-style-name="Standard">
      <style:text-properties style:use-window-font-color="true" style:font-name="Times New Roman" officeooo:paragraph-rsid="00204c14"/>
    </style:style>
    <style:style style:name="P8" style:family="paragraph" style:parent-style-name="Standard" style:list-style-name="L1">
      <style:text-properties style:use-window-font-color="true" style:font-name="Times New Roman" officeooo:paragraph-rsid="00204c14"/>
    </style:style>
    <style:style style:name="P9" style:family="paragraph" style:parent-style-name="Standard" style:list-style-name="L1">
      <style:text-properties style:use-window-font-color="true" style:font-name="Times New Roman" officeooo:paragraph-rsid="001f1ab6"/>
    </style:style>
    <style:style style:name="P10" style:family="paragraph" style:parent-style-name="Standard" style:list-style-name="L1">
      <style:text-properties style:use-window-font-color="true" style:font-name="Times New Roman" officeooo:paragraph-rsid="0030c2e4"/>
    </style:style>
    <style:style style:name="P11" style:family="paragraph" style:parent-style-name="Standard" style:list-style-name="L1">
      <style:text-properties style:use-window-font-color="true" style:font-name="Times New Roman" officeooo:paragraph-rsid="003230ec"/>
    </style:style>
    <style:style style:name="P12" style:family="paragraph" style:parent-style-name="Standard">
      <style:text-properties style:use-window-font-color="true" style:font-name="Times New Roman" officeooo:paragraph-rsid="001f1ab6"/>
    </style:style>
    <style:style style:name="P13" style:family="paragraph" style:parent-style-name="Standard">
      <style:text-properties style:use-window-font-color="true" style:font-name="Times New Roman" fo:font-weight="bold" officeooo:paragraph-rsid="003230ec" style:font-weight-asian="bold" style:font-weight-complex="bold"/>
    </style:style>
    <style:style style:name="P14" style:family="paragraph" style:parent-style-name="Standard">
      <style:text-properties style:use-window-font-color="true" style:font-name="Times New Roman" fo:font-weight="bold" officeooo:paragraph-rsid="00204c14" style:font-weight-asian="bold" style:font-weight-complex="bold"/>
    </style:style>
    <style:style style:name="P15" style:family="paragraph" style:parent-style-name="Standard">
      <style:paragraph-properties fo:break-before="page"/>
      <style:text-properties fo:font-weight="bold" officeooo:paragraph-rsid="002b9044" style:font-weight-asian="bold" style:font-weight-complex="bold"/>
    </style:style>
    <style:style style:name="T1" style:family="text">
      <style:text-properties officeooo:rsid="001f1ab6"/>
    </style:style>
    <style:style style:name="T2" style:family="text">
      <style:text-properties officeooo:rsid="00204c14"/>
    </style:style>
    <style:style style:name="T3" style:family="text">
      <style:text-properties officeooo:rsid="0021987b"/>
    </style:style>
    <style:style style:name="T4" style:family="text">
      <style:text-properties fo:font-style="italic" officeooo:rsid="0021987b" style:font-style-asian="italic" style:font-style-complex="italic"/>
    </style:style>
    <style:style style:name="T5" style:family="text">
      <style:text-properties officeooo:rsid="0022db92"/>
    </style:style>
    <style:style style:name="T6" style:family="text">
      <style:text-properties officeooo:rsid="002491a8"/>
    </style:style>
    <style:style style:name="T7" style:family="text">
      <style:text-properties officeooo:rsid="0024d55e"/>
    </style:style>
    <style:style style:name="T8" style:family="text">
      <style:text-properties officeooo:rsid="00255a6c"/>
    </style:style>
    <style:style style:name="T9" style:family="text">
      <style:text-properties officeooo:rsid="0026c5b3"/>
    </style:style>
    <style:style style:name="T10" style:family="text">
      <style:text-properties officeooo:rsid="00279a4a"/>
    </style:style>
    <style:style style:name="T11" style:family="text">
      <style:text-properties officeooo:rsid="00289c5a"/>
    </style:style>
    <style:style style:name="T12" style:family="text">
      <style:text-properties officeooo:rsid="0029861e"/>
    </style:style>
    <style:style style:name="T13" style:family="text">
      <style:text-properties officeooo:rsid="002a30dd"/>
    </style:style>
    <style:style style:name="T14" style:family="text">
      <style:text-properties officeooo:rsid="002b9044"/>
    </style:style>
    <style:style style:name="T15" style:family="text">
      <style:text-properties officeooo:rsid="002d4aaf"/>
    </style:style>
    <style:style style:name="T16" style:family="text">
      <style:text-properties officeooo:rsid="002efde4"/>
    </style:style>
    <style:style style:name="T17" style:family="text">
      <style:text-properties officeooo:rsid="0030c2e4"/>
    </style:style>
    <style:style style:name="T18" style:family="text">
      <style:text-properties officeooo:rsid="003230ec"/>
    </style:style>
    <style:style style:name="T19" style:family="text">
      <style:text-properties fo:font-variant="normal" fo:text-transform="none" fo:font-size="12pt" fo:letter-spacing="normal" fo:font-style="normal" officeooo:rsid="001f1ab6" fo:background-color="transparent"/>
    </style:style>
    <style:style style:name="T20" style:family="text">
      <style:text-properties style:font-name="Times New Roman" officeooo:rsid="001f1ab6"/>
    </style:style>
    <style:style style:name="T21" style:family="text">
      <style:text-properties style:font-name="Times New Roman" officeooo:rsid="00204c14"/>
    </style:style>
    <style:style style:name="T22" style:family="text">
      <style:text-properties style:use-window-font-color="true" style:font-name="Times New Roman" officeooo:rsid="001f1ab6"/>
    </style:style>
    <style:style style:name="T23" style:family="text">
      <style:text-properties style:use-window-font-color="true" style:font-name="Times New Roman" officeooo:rsid="00204c1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8">ASEN 5148 Midterm</text:span></text:p>
      <text:p text:style-name="P13"><text:span text:style-name="T18">John Clouse</text:span></text:p>
      <text:p text:style-name="P13"><text:span text:style-name="T18"/></text:p>
      <text:p text:style-name="P13"><text:span text:style-name="T18">1.</text:span></text:p>
      <text:p text:style-name="P14"><text:span text:style-name="T1">a) </text:span><text:span text:style-name="T19">Describe 5 activities that you, as the manager, would perform during the first hour of the day.</text:span></text:p>
      <text:list xml:id="list41283565" text:style-name="L1">
        <text:list-item>
          <text:p text:style-name="P8"><text:span text:style-name="T1">Ensure no one was hurt</text:span></text:p>
        </text:list-item>
        <text:list-item>
          <text:p text:style-name="P9"><text:span text:style-name="T1">Ensure the area is safe (chemical leaks, electrical)</text:span></text:p>
        </text:list-item>
        <text:list-item>
          <text:p text:style-name="P8"><text:span text:style-name="T2">Have the clean room team carefully sweep for debris that has broken into small pieces and scattered throughout the room</text:span></text:p>
        </text:list-item>
        <text:list-item>
          <text:p text:style-name="P10"><text:span text:style-name="T17">Inform stakeholders so they can expect delays</text:span></text:p>
        </text:list-item>
        <text:list-item>
          <text:p text:style-name="P11"><text:span text:style-name="T18">Have teams start looking for information on how much impact force their hardware can take and be expected to work nominally.</text:span></text:p>
        </text:list-item>
      </text:list>
      <text:p text:style-name="P7"><text:span text:style-name="T1"/></text:p>
      <text:p text:style-name="P13"><text:span text:style-name="T1">b) </text:span><text:span text:style-name="T19">Who is to blame?</text:span></text:p>
      <text:p text:style-name="P6"><text:span text:style-name="T1">The lead test conductor should not have allowed taking bolts from a test platform with hardware on it. <text:s/>Bolts and wasted test time are less costly than an entire satellite. Even if such a thing is allowable, he/she should have </text:span><text:span text:style-name="T2">signed off on the </text:span><text:span text:style-name="T1">bolts</text:span><text:span text:style-name="T2">'</text:span><text:span text:style-name="T1"> </text:span><text:span text:style-name="T2">removal and </text:span><text:span text:style-name="T1">replace</text:span><text:span text:style-name="T2">ment, making the highest-level ensure the proper steps were followed</text:span><text:span text:style-name="T1">.</text:span></text:p>
      <text:p text:style-name="P12"><text:span text:style-name="T1"/></text:p>
      <text:p text:style-name="P13"><text:span text:style-name="T1">c) </text:span><text:span text:style-name="T19">What process changes would you implement to prevent this again?</text:span></text:p>
      <text:p text:style-name="P5"><text:span text:style-name="T22">I would not allow removal of hardware from the vehicle or test stand without notification and buy-in from the </text:span><text:span text:style-name="T23">relevant </text:span><text:span text:style-name="T22">stakeholders (test condu</text:span><text:span text:style-name="T20">ctors of other shifts, hardware integrators). Additionally, I would not allow the removal of hardware securing </text:span><text:span text:style-name="T21">a spacecraft to a platform for </text:span><text:span text:style-name="T2">operations unrelated to that spacecraft.</text:span></text:p>
      <text:p text:style-name="P1"><text:span text:style-name="T1"/></text:p>
      <text:p text:style-name="P1"><text:span text:style-name="T1"/></text:p>
      <text:p text:style-name="P15"><text:span text:style-name="T14">2. Write a one page summary of your impressions of the Author's views.</text:span></text:p>
      <text:p text:style-name="P1"><text:span text:style-name="T1"><text:tab/></text:span><text:span text:style-name="T4">Orbiting the Giant Hairball</text:span><text:span text:style-name="T3"> is an entertaining and informative narrative centered on a creative individual's experience in the corporate world. Gordon MacKenzie writes about </text:span><text:span text:style-name="T14">how our culture stifles creativity, why large organizations become bloated bureaucracies, and how to overcome these forces to thrive. <text:s/></text:span><text:span text:style-name="T6">I will also frame my experiences and impressions from the American space program in this context.</text:span></text:p>
      <text:p text:style-name="P1"><text:span text:style-name="T3"/></text:p>
      <text:p text:style-name="P1"><text:span text:style-name="T3"><text:tab/>The key theme throughout the book is that our culture seeks to suppress creativity, all the while loving the rewards that come with it. In one of the first anecdotes told, children are less inclined to identify as being creative. In another anecdote, a woman is shamed by her adult colleagues for sharing a drawing when asked. MacKenzie </text:span><text:span text:style-name="T5">says conditioning happens because in the end, our society – and </text:span><text:span text:style-name="T15">the</text:span><text:span text:style-name="T5"> corporate </text:span><text:span text:style-name="T15">world</text:span><text:span text:style-name="T5"> – wants to minimize risk by clinging to past realities and successes. Creativity and innovation become stifled. In business settings, this leads to stagnation and death.</text:span></text:p>
      <text:p text:style-name="P1"><text:span text:style-name="T5"/></text:p>
      <text:p text:style-name="P1"><text:span text:style-name="T5"><text:tab/>Aversion to risk is very well-known to the spacecraft community. Missions can cost millions or billions of dollars, and often there is only one chance for success. Human missions have </text:span><text:span text:style-name="T16">additional profile in the public eye,</text:span><text:span text:style-name="T5"> while some debate their merit. <text:s/>All of this </text:span><text:span text:style-name="T6">puts NASA in the hard spot of being inspiring and innovative with the looming shade of failure</text:span><text:span text:style-name="T16">'s consequences</text:span><text:span text:style-name="T6">. <text:s/>So the organization sticks to tried-and-true methods and suppliers while incrementing technology at a slow pace. </text:span></text:p>
      <text:p text:style-name="P1"><text:span text:style-name="T6"/></text:p>
      <text:p text:style-name="P1"><text:span text:style-name="T6"><text:tab/>The book's namesake is MacKenzie's term for </text:span><text:span text:style-name="T7">the “tangled, impenetrable mass” organizations become as they grow. This transformation is </text:span><text:span text:style-name="T16">inevitable</text:span><text:span text:style-name="T7">, he argues, because such an organization had to be successful at one point, and they rely on those past successes for their bottom line. He does not offer a cure for the hairball, but does offer one for those in its grasp: orbit it. MacKenzie defines “orbiting” as being able to take advantage of everything the hairball can offer while avoiding getting sucked into the tedium.</text:span></text:p>
      <text:p text:style-name="P1"><text:span text:style-name="T7"/></text:p>
      <text:p text:style-name="P1"><text:span text:style-name="T7"><text:tab/>As an engineer entering his eighth year of his career, this description really resonated with me. I have </text:span><text:span text:style-name="T8">seen the hairball in various programs, in the government and at a large company. <text:s/>The hairs the make up the mass are many: design milestones, reviews, meetings upon meetings, layers of accountability. All of these hairs were implemented because they were attributed to success at some point (rightfully so </text:span><text:span text:style-name="T16">in many cases</text:span><text:span text:style-name="T8">). <text:s/>But as a staff member, it's easy to get sucked into the vortex and lose your passion and creativity when </text:span><text:span text:style-name="T9">faced with these. <text:s/></text:span><text:span text:style-name="T11">Orbiting, if it works, sounds like a good way to utilize the resources of the hairball without getting lost and losing passion to the hairball</text:span></text:p>
      <text:p text:style-name="P1"><text:span text:style-name="T9"><text:tab/></text:span></text:p>
      <text:p text:style-name="P4"><text:span text:style-name="T9"><text:tab/>MacKenzie offers some advice to achieve orbit. Foremost is to have the courage to make mistakes. Know that it can take a lot of invisible work up front to produce a tangible result, and don't be afraid of failing (learn from your mistakes). </text:span><text:span text:style-name="T12">The invisible work aspect applies to learning on the job, in my opinion. I have found that businesses tend to want you to be fully productive during the time they pay you. <text:s/>Unfortunately, that leaves little time for training on tangential subjects or outside thought that could lead to gains on the job. <text:s/>I have already taken steps to further my education for this reason. </text:span></text:p>
      <text:p text:style-name="P4"><text:span text:style-name="T12"/></text:p>
      <text:p text:style-name="P4"><text:span text:style-name="T12"><text:tab/></text:span><text:span text:style-name="T14">The other advice focuses on your part in an environment that fosters creativity. First,</text:span><text:span text:style-name="T9"> to work with the </text:span><text:span text:style-name="T10">bureaucrats</text:span><text:span text:style-name="T9"> in your path to find a “harmonious solution” to your mutual problems </text:span><text:span text:style-name="T10">(after all, the bureaucrat is just doing their job)</text:span><text:span text:style-name="T9">. Many people see such </text:span><text:span text:style-name="T10">bureaucrats</text:span><text:span text:style-name="T9"> as imposing unnecessary rules upon a victim who just wants to do the right thing. But focusing on a solution to both your problems is the best method, rather than blowing up or giving up. <text:s/>Finally, he challenges </text:span><text:span text:style-name="T10">the reader to enable new ideas when the institution resists change. <text:s/></text:span><text:span text:style-name="T11">The idea is to</text:span><text:span text:style-name="T10"> enable your coworkers, which fosters a more creative work environment, which enables you to be </text:span><text:span text:style-name="T11">more </text:span><text:span text:style-name="T10">creative. <text:s/></text:span><text:span text:style-name="T12">It's no secret that happy people </text:span><text:soft-page-break/><text:span text:style-name="T12">make a happier workplace, so I'm inclined to agree with these points. </text:span></text:p>
      <text:p text:style-name="P2"><text:span text:style-name="T10"/></text:p>
      <text:p text:style-name="P3"><text:span text:style-name="T12"><text:tab/>Overall, I thought MacKenzie was on-point. <text:s/>While his situation wasn't aligned with the aerospace industry, the main point</text:span><text:span text:style-name="T13">s rang true. After reading, I thought of ways to incorporate what I had learned into my professional life. I'm optimistic that this new-found wisdom will help me better channel my tal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20:39:08.45</meta:creation-date>
    <dc:date>2015-04-03T19:24:17.60</dc:date>
    <meta:editing-duration>PT20H40M45S</meta:editing-duration>
    <meta:editing-cycles>5</meta:editing-cycles>
    <meta:generator>LibreOffice/3.6$Windows_x86 LibreOffice_project/2ef5aff-a6fb0ff-166bdff-cf087ad-0f1389</meta:generator>
    <meta:document-statistic meta:table-count="0" meta:image-count="0" meta:object-count="0" meta:page-count="3" meta:paragraph-count="23" meta:word-count="953" meta:character-count="5733" meta:non-whitespace-character-count="4781"/>
  </office:meta>
</office:document-meta>
</file>